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style>
    <style:style style:name="P2"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cm" fo:line-height="150%" fo:text-align="justify" style:justify-single-word="false" fo:background-color="#ffffff">
        <style:background-image/>
      </style:paragraph-properties>
      <style:text-properties fo:color="#333333" style:font-name="Times New Roman" fo:font-size="12pt" style:font-name-asian="Times New Roman1" style:font-size-asian="12pt" style:language-asian="fr" style:country-asian="FR" style:font-name-complex="Times New Roman1" style:font-size-complex="12pt"/>
    </style:style>
    <style:style style:name="P4" style:family="paragraph" style:parent-style-name="Standard" style:master-page-name="Standard">
      <style:paragraph-properties fo:margin-top="0cm" fo:margin-bottom="0cm" fo:line-height="150%" fo:text-align="justify" style:justify-single-word="false" style:page-number="auto"/>
    </style:style>
    <style:style style:name="T1" style:family="text">
      <style:text-properties fo:color="#333333" style:font-name="Times New Roman" fo:font-size="12pt" style:font-size-asian="12pt" style:font-name-complex="Times New Roman1" style:font-size-complex="12pt"/>
    </style:style>
    <style:style style:name="T2" style:family="text">
      <style:text-properties fo:color="#333333" style:font-name="Times New Roman" fo:font-size="12pt" fo:font-style="italic" style:font-size-asian="12pt" style:font-style-asian="italic" style:font-name-complex="Times New Roman1" style:font-size-complex="12pt"/>
    </style:style>
    <style:style style:name="T3"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ffice:annotation office:name="__Annotation__3_1309516501"><dc:creator>Windows User</dc:creator><dc:date>2020-04-25T14:00:00.30</dc:date><textooo:sender-initials>WU</textooo:sender-initials><text:p>Le transcripteur du texte se met-il dans la case copyeditor ?</text:p></office:annotation></text:span><text:span text:style-name="T1">Copyeditor : Daniela del Pesco. <text:s/></text:span><office:annotation-end office:name="__Annotation__3_1309516501"/></text:p>
      <text:p text:style-name="P1"><text:span text:style-name="T1">Creator: Fréart de Chantelou Paul (1609-1694).</text:span></text:p>
      <text:p text:style-name="P1"><text:span text:style-name="T1">Title: Mémoire du traitement fait par la Maison du Roi à Monsieur le Cardinal Chigi.</text:span></text:p>
      <text:p text:style-name="P1"><text:span text:style-name="T1">Date: 1664. </text:span></text:p>
      <text:p text:style-name="P1"><text:span text:style-name="T1">Bibl: Paul Fréart de Chantelou, </text:span><text:span text:style-name="T2">Mémoire du traitement fait par la Maison du Roi à Monsieur le Cardinal Chigi</text:span><text:span text:style-name="T1">, 1664, </text:span><text:s/><office:annotation office:name="__Annotation__17_1309516501"><dc:creator>Windows User</dc:creator><dc:date>2020-04-25T14:40:00.31</dc:date><textooo:sender-initials>WU</textooo:sender-initials><text:p>Le lien est-il bien mis ?</text:p></office:annotation><text:a xlink:type="simple" xlink:href="https://journals-openedition-org.distant.bu.univ-rennes2.fr/mefrim/629" text:style-name="Internet_20_link" text:visited-style-name="Visited_20_Internet_20_Link">https://journals-openedition-org.distant.bu.univ-rennes2.fr/mefrim/629</text:a><office:annotation-end office:name="__Annotation__17_1309516501"/><text:span text:style-name="T1">.</text:span></text:p>
      <text:p text:style-name="P3"/>
      <text:p text:style-name="P1"><text:span text:style-name="T3">[f.23] Le xxbm.e [28] S.E., après avoir entendu la messe, estant sur le point de se mettre à table, M. de Montausier arriva pour régler avec Elle ce que se feroit à son arrivée à Fontainebleau. […] L’on vint dire à mesme temps aux seigneurs Italiens qu’il y avoit dix huit ou vingt places pour eux à la comédie ; de sorte que les tables ne se tinrent qu’après qu’elle fut finie. Cependant M. Bonacorsj [le maggiordomo] dit au s.r de Chantelou que S.E. le prioit qu’il n’eust que sa table qui se tint dans son appartement. Après la comédie tous les prélats et seigneurs mangèrent ensemble à l’hostel d’Albret.</text:span></text:p>
      <text:p text:style-name="P2"/>
      <text:p text:style-name="P1"><text:span text:style-name="T3">[f.25] Le xxx.e [30], […] S.E. ayant quitté son habit de chasse fut à la comédie du Prince d’Ithaque qui fût la mesme qui fût jouée aux festes de Versailles. Le roy et les reynes s’y estoyent placez à l’ordinaire, et M. le légat estoit à la droite de la reyne Mère à demi tourné du costé de Sa Majesté, et commençant la file des Princesses. Après S.E. estoit la Princesse de Bade, pour [puis] Monsieur il estoit sans rang dans une file derrière le roy auprès de Madame [f. 26] de Montespan qui estoit à sa droite. La comédie pleût extremement à tous ces Messieurs, les Italiens et plus et moins selon qu’ils entendoyent la langue. Elle est composée, outre le corps de la pièce, de divers récits, de petits ballets, de danses pastorales et de machines, de sorte qu’Elle est autant pour les yeux que pour les oreilles. La comédie finie, S.E. retourna à son appartement esclairée comme Elle estoit venue, de quatre flambeaux de poing portez par les pages du roy.</text:span></text:p>
      <text:p text:style-name="P2"/>
      <text:p text:style-name="P1"><text:span text:style-name="T3">Le xxxi.e [31], S.E […] fut après ces visites à la comédie ; ce furent les comédies de l’hostel de Bourgogne qui représentèrent l’Othon du s.r Corneille; S.E. eut la mesme place que le jour précédent ; Monsieur ne s’y trouva pas. La pièce finie S.E. vint souper.</text:span></text:p>
      <text:p text:style-name="P2"/>
      <text:p text:style-name="P1"><text:span text:style-name="T3">[f.28] Le dimanche m.e [3], […] Sur les onze heures S.E. dit la messe à la Chapelle de Fréminet, où il y avoit grand appareil de Musique, et grande foule de monde. Il s’estoit dit que le roy et les reynes y seroyent, mais il n’y eut que S.A.R. [le duc d’Orléans] : encore estoit </text:span><text:soft-page-break/><text:span text:style-name="T3">Elle dans une tribune. Si tost qu’Elle fut finie, le s.r de Chantelou fit servir les tables des prélats et seigneurs afin qu’ils puissent se trouver au festin que le roy faisoit ce jour là à M. le légat. La table estoit preparée dans la salle de bal sur le lieu élevé qui est près de la cheminée. Elle estoit pour dix grande prélats et quatorze assiettes ; M. le marquis de Bellefonds, premier m.e d’hostel, accompagné d’onze m[aîtr]es d’Hostel du roy, les grand panetier, grand Echanson et grand Tranchant y servirent aussi, ce qu’ils n’avoyent point fait depuis le sacre du roy ; M. de Cosse estoit entre le marquis de Crenan [grand Échanson] et de Vandesure [grand Tranchant] ; ce dernier n’arriva que deux heures avant la cérémonie, et vint jour et nuit en poste pour s’y trouver. Le roy avoit nommé M. de Villequier pour servir en son absence. Le couvert du roy fut mis avec la nef. Vis à vis et à l’opposite de son fauteuil estoient les trois grands officiers, à cinq pieds du fauteuil du roy du mesme costé estoit celui de M. le légat. Il n’avoit qu’un couvert simple et point de cadenas. Le roy ayant demandé sa viande, elle fut portée par les valets de pied du roy précédez de m.es d’Hostel. Les plats et assiettes destinez pour le roy furent mis sur la table par M. Vandesure ; le reste par les controlleurs Parfait et Chamoix qui estoyent de quartier. La table couverte, M. le marquis de Bellefonds et les autres m.[aîtr]es d’hostel furent pour avertir Sa Majesté dans sa chambre où s’estoit rendu M. le légat ; Monseigneur le grand maistre [duc d’Enghien] qui estoit à l’entrée de l’antichambre fut avertir Sa Majesté qui vint ayant M. le légat à sa gauche, Monseigneur le grand m[aîtr]e, devant, M. le premier [le marquis de Bellefonds] et les autres m.[aîtr]es d’hostel, marchant suivant leur réception, à l’exception de ceux de quartier qui précédoient. Le roy estant dans sa place et M. le légat en la sienne, Monseigneur le grand m.[aîtr]e, donna la serviette à Sa Majesté, qu’il avoit pris des mains du s.r Langlois, m[aîtr]e d’Hostel de quartier. M. le premier m.[aîtr]e d’hostel [le marquis de Belle-fonds] la donna à S.E. ; M. l’abbé de Couslin, premier aumosnier, dit le Benedicite ; après quoy tous le m[aîtr]es d’hostel furent au second ; M. le duc [d’Enghien] se retira aussi. Les entrées furent posées comme avoyent esté les potages, puis l’on fut au rost et aux entremets qui furent composez de soixante quatorze assiettes, six sur [f. 29] chaque plats ; après l’on porta le fruit qui fut composé de dix pyramides de cru et de sec à l’hauteur de deux pieds et demi, et de quatorze assiettes, le tout arrangé et distribué de sorte que rien ne pouvoit estre plus agréable à la vue par la variété de fruits et de leurs couleurs. M. de Cosé changea d’assiette au roy et de serviette ; M. de Crenan donna à boire, et M. de Vandesure posa les plats devant Sa Majesté seulement et trancha sa viande ; M. le Général Parfait servoit M. le légat. Le festin finy, M. le duc [d’Enghien] donna encore la dernière serviette à Sa Majesté, laquelle lui fut présentée par le s.r Langlois. Durant le repas qui dura une bonne heure, les reynes, Monsieur, et quelques dames furent à une </text:span><text:soft-page-break/><text:span text:style-name="T3">tribune au bout de la salle, d’où Elles voyaient le festin. L’après disnée le roy et M. le légat furent voir travailler les chevaux que S.E. avoit donnez à Sa Majesté. Les écuyers du roy en travaillèrent encore d’autres de ceux du roy. Sur les huit heures du soir, Sa Majesté, les reynes et M. le légat furent à la comédie, qui fut celle d’Oedipe du sieur Corneille. […]</text:span></text:p>
      <text:p text:style-name="P2"/>
      <text:p text:style-name="P1"><text:span text:style-name="T3">[f.30] Le lundy nn. e [4], […] entre six et sept Elle fut chez la reyne mère : leurs Majestez le reçevèrent comme les autres fois, puis le menèrent dans le salon qui regarde l’estang, où estoit préparé une collation la plus belle et la plus galante qui se puisse voir. Elle estoit de vingt quatre grands bassins, sur chacun desquels estoyent en pyramide vingt corbeilles bordées d’un nombre de nœuds, de fistons et de galons de nonpareille de toutes les couleurs imaginables, et dans les corbeilles estoyent des fruits crus de saison, et de toutes sortes de confitures sèches arrangées avec une industrie merveilleuse, et une variété infinie de couleurs. Le roy estoit venu un peu auparavant, et M. le Dauphin aussi. Il n’y avoit aucun siège pour s’asseoir dans le lieu ; le roy fit faire le tour de la table à S.E. afin de considérer mieux la beauté de cette collation ; S.E. mangea quelques fruits debout ; Les princesses et dames y estoient aussi. La disposition de cette collation se consideroit comme un spectacle plus pour la vue que pour le goust. S.E. ne fut dans le salon qu’un bon quart d’heure, et après s’en retourna dans son appartement, où Elle dit au s.r de Chantelou que Elle se dispenseroit de souper. Sur les dix heures du soir Elle fut au bal, où les reynes et les Dames estoyent parées de tout ce qu’il y a de plus beau en France en perles et pierreries. Jamais on n’en a tant vu ensemble. Le bal finit à une heure.</text:span></text:p>
      <text:p text:style-name="P2"/>
      <text:p text:style-name="P1"><text:span text:style-name="T3">[f.31] Le mardy cinq.e […] Il disna après cela ; et à l’issue du disner des seigneurs, la reyne mère envoya à don Sigismond [Chigi], au marquis Picolominj, et aux autres seigneurs grand nombre des corbeilles de sa collation pleines de fruit, et couvertes de galons, comme Elles avoyent paru le jour précédent. Sur les quatre ou cinq heures S.E. fut voir courir les testes et se para de la croix de diamants que Sa Majesté lui avoit envoyée le matin. Arrivée au lieu où estoit le roy, Elle l’en remercia avec des tesmoignages d’une extrême reconnaissance ; le roy lui dit qu’il lui estoit obligé du soin qu’Elle avoit eu de lui rendre grâce de si peu</text:span><text:bookmark text:name="_GoBack"/><text:span text:style-name="T3"> de chose ; S.E. en suite se mit sur un theatre auprès de la reyne et le roy continua à courir de la meilleure grâce du monde. La course finie l’on parla de ceux qui s’y estoyent signalez ; le roy dit que s’il y avoit eu un prix on auroit eu peine de juger à qui l’on auroit du le donner. À cela M. le légat dit en montrant sa croix, que c’estoit lui qui emportoit le prix de la journée. […] Il y eut </text:span><text:soft-page-break/><text:span text:style-name="T3">une comédie Espagnole chez la reyne, où les prélats et partie des seigneurs allèrent. Pour [sic ; puis] M. le légat se retira, et dit au s.r de Chantelou qu’il ne souperoit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num"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ra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9</meta:editing-cycles>
    <meta:creation-date>2020-03-28T14:07:00</meta:creation-date>
    <dc:date>2020-04-25T13:30:00</dc:date>
    <meta:editing-duration>PT2M20S</meta:editing-duration>
    <meta:generator>OpenOffice/4.1.6$Win32 OpenOffice.org_project/416m1$Build-9790</meta:generator>
    <meta:document-statistic meta:table-count="0" meta:image-count="0" meta:object-count="0" meta:page-count="4" meta:paragraph-count="11" meta:word-count="1579" meta:character-count="8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